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6:49:4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044628" calcext:value-type="float">
            <text:p>1044628</text:p>
          </table:table-cell>
          <table:table-cell office:value-type="float" office:value="1044138" calcext:value-type="float">
            <text:p>1044138</text:p>
          </table:table-cell>
          <table:table-cell office:value-type="float" office:value="490" calcext:value-type="float">
            <text:p>490</text:p>
          </table:table-cell>
          <table:table-cell/>
          <table:table-cell table:number-columns-repeated="2" office:value-type="float" office:value="99651" calcext:value-type="float">
            <text:p>996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]/([.E2]+[.I2]+[.O2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2352" calcext:value-type="float">
            <text:p>323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]/([.E2]+[.I2]+[.O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079710" calcext:value-type="float">
            <text:p>1079710</text:p>
          </table:table-cell>
          <table:table-cell office:value-type="float" office:value="1079200" calcext:value-type="float">
            <text:p>1079200</text:p>
          </table:table-cell>
          <table:table-cell office:value-type="float" office:value="510" calcext:value-type="float">
            <text:p>510</text:p>
          </table:table-cell>
          <table:table-cell/>
          <table:table-cell table:number-columns-repeated="2" office:value-type="float" office:value="76970" calcext:value-type="float">
            <text:p>769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3]/([.E3]+[.I3]+[.O3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680" calcext:value-type="float">
            <text:p>27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]/([.E3]+[.I3]+[.O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24816" calcext:value-type="float">
            <text:p>924816</text:p>
          </table:table-cell>
          <table:table-cell office:value-type="float" office:value="924305" calcext:value-type="float">
            <text:p>924305</text:p>
          </table:table-cell>
          <table:table-cell office:value-type="float" office:value="511" calcext:value-type="float">
            <text:p>511</text:p>
          </table:table-cell>
          <table:table-cell/>
          <table:table-cell table:number-columns-repeated="2" office:value-type="float" office:value="90719" calcext:value-type="float">
            <text:p>907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]/([.E4]+[.I4]+[.O4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11850" calcext:value-type="float">
            <text:p>1118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4]/([.E4]+[.I4]+[.O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974191" calcext:value-type="float">
            <text:p>974191</text:p>
          </table:table-cell>
          <table:table-cell office:value-type="float" office:value="973683" calcext:value-type="float">
            <text:p>973683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39986" calcext:value-type="float">
            <text:p>139986</text:p>
          </table:table-cell>
          <table:table-cell office:value-type="float" office:value="139985" calcext:value-type="float">
            <text:p>1399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5]/([.E5]+[.I5]+[.O5])" office:value-type="percentage" office:value="0.00196463654223969" calcext:value-type="percentage">
            <text:p>0.20%</text:p>
          </table:table-cell>
          <table:table-cell/>
          <table:table-cell table:number-columns-repeated="2" office:value-type="float" office:value="48453" calcext:value-type="float">
            <text:p>484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5]/([.E5]+[.I5]+[.O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84433" calcext:value-type="float">
            <text:p>1084433</text:p>
          </table:table-cell>
          <table:table-cell office:value-type="float" office:value="1083927" calcext:value-type="float">
            <text:p>1083927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73581" calcext:value-type="float">
            <text:p>73581</text:p>
          </table:table-cell>
          <table:table-cell office:value-type="float" office:value="73580" calcext:value-type="float">
            <text:p>735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6]/([.E6]+[.I6]+[.O6])" office:value-type="percentage" office:value="0.0019723865877712" calcext:value-type="percentage">
            <text:p>0.20%</text:p>
          </table:table-cell>
          <table:table-cell/>
          <table:table-cell table:number-columns-repeated="2" office:value-type="float" office:value="26689" calcext:value-type="float">
            <text:p>266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6]/([.E6]+[.I6]+[.O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91346" calcext:value-type="float">
            <text:p>991346</text:p>
          </table:table-cell>
          <table:table-cell office:value-type="float" office:value="990841" calcext:value-type="float">
            <text:p>990841</text:p>
          </table:table-cell>
          <table:table-cell office:value-type="float" office:value="505" calcext:value-type="float">
            <text:p>505</text:p>
          </table:table-cell>
          <table:table-cell/>
          <table:table-cell table:number-columns-repeated="2" office:value-type="float" office:value="93899" calcext:value-type="float">
            <text:p>938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7]/([.E7]+[.I7]+[.O7])" office:value-type="percentage" office:value="0" calcext:value-type="percentage">
            <text:p>0.00%</text:p>
          </table:table-cell>
          <table:table-cell/>
          <table:table-cell office:value-type="float" office:value="73936" calcext:value-type="float">
            <text:p>73936</text:p>
          </table:table-cell>
          <table:table-cell office:value-type="float" office:value="73924" calcext:value-type="float">
            <text:p>7392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O7]/([.E7]+[.I7]+[.O7])" office:value-type="percentage" office:value="0.02321083172147" calcext:value-type="percentage">
            <text:p>2.3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12720" calcext:value-type="float">
            <text:p>912720</text:p>
          </table:table-cell>
          <table:table-cell office:value-type="float" office:value="912232" calcext:value-type="float">
            <text:p>912232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22382" calcext:value-type="float">
            <text:p>122382</text:p>
          </table:table-cell>
          <table:table-cell office:value-type="float" office:value="122375" calcext:value-type="float">
            <text:p>12237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8]/([.E8]+[.I8]+[.O8])" office:value-type="percentage" office:value="0.0141414141414141" calcext:value-type="percentage">
            <text:p>1.41%</text:p>
          </table:table-cell>
          <table:table-cell/>
          <table:table-cell table:number-columns-repeated="2" office:value-type="float" office:value="95887" calcext:value-type="float">
            <text:p>958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8]/([.E8]+[.I8]+[.O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18068" calcext:value-type="float">
            <text:p>918068</text:p>
          </table:table-cell>
          <table:table-cell office:value-type="float" office:value="917573" calcext:value-type="float">
            <text:p>917573</text:p>
          </table:table-cell>
          <table:table-cell office:value-type="float" office:value="495" calcext:value-type="float">
            <text:p>495</text:p>
          </table:table-cell>
          <table:table-cell/>
          <table:table-cell table:number-columns-repeated="2" office:value-type="float" office:value="100469" calcext:value-type="float">
            <text:p>1004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9]/([.E9]+[.I9]+[.O9])" office:value-type="percentage" office:value="0" calcext:value-type="percentage">
            <text:p>0.00%</text:p>
          </table:table-cell>
          <table:table-cell/>
          <table:table-cell office:value-type="float" office:value="108425" calcext:value-type="float">
            <text:p>108425</text:p>
          </table:table-cell>
          <table:table-cell office:value-type="float" office:value="108423" calcext:value-type="float">
            <text:p>1084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9]/([.E9]+[.I9]+[.O9])" office:value-type="percentage" office:value="0.00402414486921529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003577" calcext:value-type="float">
            <text:p>1003577</text:p>
          </table:table-cell>
          <table:table-cell office:value-type="float" office:value="1003073" calcext:value-type="float">
            <text:p>1003073</text:p>
          </table:table-cell>
          <table:table-cell office:value-type="float" office:value="504" calcext:value-type="float">
            <text:p>504</text:p>
          </table:table-cell>
          <table:table-cell/>
          <table:table-cell table:number-columns-repeated="2" office:value-type="float" office:value="84314" calcext:value-type="float">
            <text:p>84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0]/([.E10]+[.I10]+[.O10])" office:value-type="percentage" office:value="0" calcext:value-type="percentage">
            <text:p>0.00%</text:p>
          </table:table-cell>
          <table:table-cell/>
          <table:table-cell office:value-type="float" office:value="74625" calcext:value-type="float">
            <text:p>74625</text:p>
          </table:table-cell>
          <table:table-cell office:value-type="float" office:value="74613" calcext:value-type="float">
            <text:p>746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O10]/([.E10]+[.I10]+[.O10])" office:value-type="percentage" office:value="0.0232558139534884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57645" calcext:value-type="float">
            <text:p>957645</text:p>
          </table:table-cell>
          <table:table-cell office:value-type="float" office:value="957155" calcext:value-type="float">
            <text:p>957155</text:p>
          </table:table-cell>
          <table:table-cell office:value-type="float" office:value="490" calcext:value-type="float">
            <text:p>490</text:p>
          </table:table-cell>
          <table:table-cell/>
          <table:table-cell table:number-columns-repeated="2" office:value-type="float" office:value="156155" calcext:value-type="float">
            <text:p>156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1]/([.E11]+[.I11]+[.O11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6040" calcext:value-type="float">
            <text:p>460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1]/([.E11]+[.I11]+[.O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93427" calcext:value-type="float">
            <text:p>893427</text:p>
          </table:table-cell>
          <table:table-cell office:value-type="float" office:value="892940" calcext:value-type="float">
            <text:p>89294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44539" calcext:value-type="float">
            <text:p>144539</text:p>
          </table:table-cell>
          <table:table-cell office:value-type="float" office:value="144538" calcext:value-type="float">
            <text:p>1445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2]/([.E12]+[.I12]+[.O12])" office:value-type="percentage" office:value="0.00204918032786885" calcext:value-type="percentage">
            <text:p>0.20%</text:p>
          </table:table-cell>
          <table:table-cell/>
          <table:table-cell table:number-columns-repeated="2" office:value-type="float" office:value="91941" calcext:value-type="float">
            <text:p>919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2]/([.E12]+[.I12]+[.O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46529" calcext:value-type="float">
            <text:p>1046529</text:p>
          </table:table-cell>
          <table:table-cell office:value-type="float" office:value="1046042" calcext:value-type="float">
            <text:p>1046042</text:p>
          </table:table-cell>
          <table:table-cell office:value-type="float" office:value="487" calcext:value-type="float">
            <text:p>487</text:p>
          </table:table-cell>
          <table:table-cell/>
          <table:table-cell table:number-columns-repeated="2" office:value-type="float" office:value="107200" calcext:value-type="float">
            <text:p>107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3]/([.E13]+[.I13]+[.O13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8477" calcext:value-type="float">
            <text:p>284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3]/([.E13]+[.I13]+[.O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72015" calcext:value-type="float">
            <text:p>1072015</text:p>
          </table:table-cell>
          <table:table-cell office:value-type="float" office:value="1071520" calcext:value-type="float">
            <text:p>1071520</text:p>
          </table:table-cell>
          <table:table-cell office:value-type="float" office:value="495" calcext:value-type="float">
            <text:p>495</text:p>
          </table:table-cell>
          <table:table-cell/>
          <table:table-cell table:number-columns-repeated="2" office:value-type="float" office:value="81180" calcext:value-type="float">
            <text:p>811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4]/([.E14]+[.I14]+[.O14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8038" calcext:value-type="float">
            <text:p>280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4]/([.E14]+[.I14]+[.O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90464" calcext:value-type="float">
            <text:p>890464</text:p>
          </table:table-cell>
          <table:table-cell office:value-type="float" office:value="889975" calcext:value-type="float">
            <text:p>88997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0863" calcext:value-type="float">
            <text:p>130863</text:p>
          </table:table-cell>
          <table:table-cell office:value-type="float" office:value="130859" calcext:value-type="float">
            <text:p>1308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15]/([.E15]+[.I15]+[.O15])" office:value-type="percentage" office:value="0.00811359026369168" calcext:value-type="percentage">
            <text:p>0.81%</text:p>
          </table:table-cell>
          <table:table-cell/>
          <table:table-cell table:number-columns-repeated="2" office:value-type="float" office:value="108286" calcext:value-type="float">
            <text:p>108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5]/([.E15]+[.I15]+[.O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941584" calcext:value-type="float">
            <text:p>941584</text:p>
          </table:table-cell>
          <table:table-cell office:value-type="float" office:value="941079" calcext:value-type="float">
            <text:p>941079</text:p>
          </table:table-cell>
          <table:table-cell office:value-type="float" office:value="505" calcext:value-type="float">
            <text:p>505</text:p>
          </table:table-cell>
          <table:table-cell/>
          <table:table-cell table:number-columns-repeated="2" office:value-type="float" office:value="127941" calcext:value-type="float">
            <text:p>1279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6]/([.E16]+[.I16]+[.O16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79926" calcext:value-type="float">
            <text:p>799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6]/([.E16]+[.I16]+[.O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90174" calcext:value-type="float">
            <text:p>990174</text:p>
          </table:table-cell>
          <table:table-cell office:value-type="float" office:value="989668" calcext:value-type="float">
            <text:p>98966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97943" calcext:value-type="float">
            <text:p>97943</text:p>
          </table:table-cell>
          <table:table-cell office:value-type="float" office:value="97941" calcext:value-type="float">
            <text:p>979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7]/([.E17]+[.I17]+[.O17])" office:value-type="percentage" office:value="0.00393700787401575" calcext:value-type="percentage">
            <text:p>0.39%</text:p>
          </table:table-cell>
          <table:table-cell/>
          <table:table-cell table:number-columns-repeated="2" office:value-type="float" office:value="61486" calcext:value-type="float">
            <text:p>614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7]/([.E17]+[.I17]+[.O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74491" calcext:value-type="float">
            <text:p>1074491</text:p>
          </table:table-cell>
          <table:table-cell office:value-type="float" office:value="1073976" calcext:value-type="float">
            <text:p>1073976</text:p>
          </table:table-cell>
          <table:table-cell office:value-type="float" office:value="515" calcext:value-type="float">
            <text:p>515</text:p>
          </table:table-cell>
          <table:table-cell/>
          <table:table-cell table:number-columns-repeated="2" office:value-type="float" office:value="80850" calcext:value-type="float">
            <text:p>808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8]/([.E18]+[.I18]+[.O18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8664" calcext:value-type="float">
            <text:p>286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8]/([.E18]+[.I18]+[.O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988521" calcext:value-type="float">
            <text:p>988521</text:p>
          </table:table-cell>
          <table:table-cell office:value-type="float" office:value="988010" calcext:value-type="float">
            <text:p>988010</text:p>
          </table:table-cell>
          <table:table-cell office:value-type="float" office:value="511" calcext:value-type="float">
            <text:p>511</text:p>
          </table:table-cell>
          <table:table-cell/>
          <table:table-cell table:number-columns-repeated="2" office:value-type="float" office:value="102065" calcext:value-type="float">
            <text:p>1020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9]/([.E19]+[.I19]+[.O19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2383" calcext:value-type="float">
            <text:p>623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9]/([.E19]+[.I19]+[.O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033563" calcext:value-type="float">
            <text:p>1033563</text:p>
          </table:table-cell>
          <table:table-cell office:value-type="float" office:value="1033059" calcext:value-type="float">
            <text:p>1033059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23048" calcext:value-type="float">
            <text:p>123048</text:p>
          </table:table-cell>
          <table:table-cell office:value-type="float" office:value="123042" calcext:value-type="float">
            <text:p>12304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0]/([.E20]+[.I20]+[.O20])" office:value-type="percentage" office:value="0.0117647058823529" calcext:value-type="percentage">
            <text:p>1.18%</text:p>
          </table:table-cell>
          <table:table-cell/>
          <table:table-cell table:number-columns-repeated="2" office:value-type="float" office:value="27405" calcext:value-type="float">
            <text:p>274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0]/([.E20]+[.I20]+[.O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90194" calcext:value-type="float">
            <text:p>1090194</text:p>
          </table:table-cell>
          <table:table-cell office:value-type="float" office:value="1089707" calcext:value-type="float">
            <text:p>1089707</text:p>
          </table:table-cell>
          <table:table-cell office:value-type="float" office:value="487" calcext:value-type="float">
            <text:p>487</text:p>
          </table:table-cell>
          <table:table-cell/>
          <table:table-cell table:number-columns-repeated="2" office:value-type="float" office:value="65583" calcext:value-type="float">
            <text:p>655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1]/([.E21]+[.I21]+[.O21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5136" calcext:value-type="float">
            <text:p>25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1]/([.E21]+[.I21]+[.O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9748" calcext:value-type="float">
            <text:p>79748</text:p>
          </table:table-cell>
          <table:table-cell office:value-type="float" office:value="79255" calcext:value-type="float">
            <text:p>79255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2]/([.E22]+[.I22]+[.O22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2]/([.E22]+[.I22]+[.O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21525" calcext:value-type="float">
            <text:p>821525</text:p>
          </table:table-cell>
          <table:table-cell office:value-type="float" office:value="821048" calcext:value-type="float">
            <text:p>82104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8202" calcext:value-type="float">
            <text:p>148202</text:p>
          </table:table-cell>
          <table:table-cell office:value-type="float" office:value="148192" calcext:value-type="float">
            <text:p>14819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3]/([.E23]+[.I23]+[.O23])" office:value-type="percentage" office:value="0.0205338809034908" calcext:value-type="percentage">
            <text:p>2.05%</text:p>
          </table:table-cell>
          <table:table-cell/>
          <table:table-cell table:number-columns-repeated="2" office:value-type="float" office:value="135140" calcext:value-type="float">
            <text:p>1351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3]/([.E23]+[.I23]+[.O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73196" calcext:value-type="float">
            <text:p>1073196</text:p>
          </table:table-cell>
          <table:table-cell office:value-type="float" office:value="1072708" calcext:value-type="float">
            <text:p>1072708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76084" calcext:value-type="float">
            <text:p>76084</text:p>
          </table:table-cell>
          <table:table-cell office:value-type="float" office:value="76083" calcext:value-type="float">
            <text:p>760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24]/([.E24]+[.I24]+[.O24])" office:value-type="percentage" office:value="0.00204498977505112" calcext:value-type="percentage">
            <text:p>0.20%</text:p>
          </table:table-cell>
          <table:table-cell/>
          <table:table-cell table:number-columns-repeated="2" office:value-type="float" office:value="27647" calcext:value-type="float">
            <text:p>276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4]/([.E24]+[.I24]+[.O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060274" calcext:value-type="float">
            <text:p>1060274</text:p>
          </table:table-cell>
          <table:table-cell office:value-type="float" office:value="1059785" calcext:value-type="float">
            <text:p>1059785</text:p>
          </table:table-cell>
          <table:table-cell office:value-type="float" office:value="489" calcext:value-type="float">
            <text:p>489</text:p>
          </table:table-cell>
          <table:table-cell/>
          <table:table-cell table:number-columns-repeated="2" office:value-type="float" office:value="86391" calcext:value-type="float">
            <text:p>863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5]/([.E25]+[.I25]+[.O25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277" calcext:value-type="float">
            <text:p>272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5]/([.E25]+[.I25]+[.O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078980" calcext:value-type="float">
            <text:p>1078980</text:p>
          </table:table-cell>
          <table:table-cell office:value-type="float" office:value="1078473" calcext:value-type="float">
            <text:p>1078473</text:p>
          </table:table-cell>
          <table:table-cell office:value-type="float" office:value="507" calcext:value-type="float">
            <text:p>507</text:p>
          </table:table-cell>
          <table:table-cell/>
          <table:table-cell table:number-columns-repeated="2" office:value-type="float" office:value="77497" calcext:value-type="float">
            <text:p>774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6]/([.E26]+[.I26]+[.O26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452" calcext:value-type="float">
            <text:p>274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6]/([.E26]+[.I26]+[.O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051118" calcext:value-type="float">
            <text:p>1051118</text:p>
          </table:table-cell>
          <table:table-cell office:value-type="float" office:value="1050632" calcext:value-type="float">
            <text:p>1050632</text:p>
          </table:table-cell>
          <table:table-cell office:value-type="float" office:value="486" calcext:value-type="float">
            <text:p>486</text:p>
          </table:table-cell>
          <table:table-cell/>
          <table:table-cell table:number-columns-repeated="2" office:value-type="float" office:value="94900" calcext:value-type="float">
            <text:p>94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7]/([.E27]+[.I27]+[.O27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0306" calcext:value-type="float">
            <text:p>303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7]/([.E27]+[.I27]+[.O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85394" calcext:value-type="float">
            <text:p>885394</text:p>
          </table:table-cell>
          <table:table-cell office:value-type="float" office:value="884903" calcext:value-type="float">
            <text:p>884903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2" office:value-type="float" office:value="156390" calcext:value-type="float">
            <text:p>1563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8]/([.E28]+[.I28]+[.O28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5878" calcext:value-type="float">
            <text:p>958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8]/([.E28]+[.I28]+[.O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076664" calcext:value-type="float">
            <text:p>1076664</text:p>
          </table:table-cell>
          <table:table-cell office:value-type="float" office:value="1076176" calcext:value-type="float">
            <text:p>1076176</text:p>
          </table:table-cell>
          <table:table-cell office:value-type="float" office:value="488" calcext:value-type="float">
            <text:p>488</text:p>
          </table:table-cell>
          <table:table-cell/>
          <table:table-cell table:number-columns-repeated="2" office:value-type="float" office:value="75850" calcext:value-type="float">
            <text:p>758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9]/([.E29]+[.I29]+[.O29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947" calcext:value-type="float">
            <text:p>279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9]/([.E29]+[.I29]+[.O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30]/([.E30]+[.I30]+[.O30])" office:value-type="percentage" office:value="0.0091324200913242" calcext:value-type="percentage">
            <text:p>0.91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0]/([.E30]+[.I30]+[.O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81785" calcext:value-type="float">
            <text:p>1081785</text:p>
          </table:table-cell>
          <table:table-cell office:value-type="float" office:value="1081298" calcext:value-type="float">
            <text:p>1081298</text:p>
          </table:table-cell>
          <table:table-cell office:value-type="float" office:value="487" calcext:value-type="float">
            <text:p>487</text:p>
          </table:table-cell>
          <table:table-cell/>
          <table:table-cell table:number-columns-repeated="2" office:value-type="float" office:value="71117" calcext:value-type="float">
            <text:p>711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31]/([.E31]+[.I31]+[.O31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049" calcext:value-type="float">
            <text:p>270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1]/([.E31]+[.I31]+[.O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079037" calcext:value-type="float">
            <text:p>1079037</text:p>
          </table:table-cell>
          <table:table-cell office:value-type="float" office:value="1078495" calcext:value-type="float">
            <text:p>1078495</text:p>
          </table:table-cell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80385" calcext:value-type="float">
            <text:p>803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32]/([.E32]+[.I32]+[.O32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7940" calcext:value-type="float">
            <text:p>27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2]/([.E32]+[.I32]+[.O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39536" calcext:value-type="float">
            <text:p>939536</text:p>
          </table:table-cell>
          <table:table-cell office:value-type="float" office:value="938997" calcext:value-type="float">
            <text:p>938997</text:p>
          </table:table-cell>
          <table:table-cell office:value-type="float" office:value="539" calcext:value-type="float">
            <text:p>539</text:p>
          </table:table-cell>
          <table:table-cell/>
          <table:table-cell table:number-columns-repeated="2" office:value-type="float" office:value="115931" calcext:value-type="float">
            <text:p>1159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33]/([.E33]+[.I33]+[.O33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83149" calcext:value-type="float">
            <text:p>831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3]/([.E33]+[.I33]+[.O33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01:54.230040559</dc:date>
    <meta:editing-duration>PT3M41S</meta:editing-duration>
    <meta:editing-cycles>1</meta:editing-cycles>
    <meta:document-statistic meta:table-count="1" meta:cell-count="427" meta:object-count="0"/>
    <meta:generator>LibreOffice/5.1.6.2$Linux_X86_64 LibreOffice_project/10m0$Build-2</meta:generator>
  </office:meta>
</office:document-meta>
</file>